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210946"/>
    </style:style>
    <style:style style:name="P2" style:family="paragraph" style:parent-style-name="Standard">
      <style:paragraph-properties fo:text-align="justify" style:justify-single-word="false"/>
      <style:text-properties officeooo:paragraph-rsid="004b2349"/>
    </style:style>
    <style:style style:name="P3" style:family="paragraph" style:parent-style-name="Standard">
      <style:paragraph-properties fo:text-align="justify" style:justify-single-word="false"/>
      <style:text-properties officeooo:paragraph-rsid="0052edc5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2pt" officeooo:paragraph-rsid="0019be87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officeooo:paragraph-rsid="002803c2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 officeooo:paragraph-rsid="003adbfd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officeooo:paragraph-rsid="001828e3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officeooo:paragraph-rsid="0013405f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officeooo:paragraph-rsid="0033ee90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officeooo:paragraph-rsid="0030ced4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officeooo:paragraph-rsid="002d9598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2pt" officeooo:paragraph-rsid="000ea3a0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2pt" officeooo:paragraph-rsid="00500d21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18pt" fo:font-weight="bold" officeooo:paragraph-rsid="004b2349" style:font-size-asian="18pt" style:font-weight-asian="bold" style:font-name-complex="Arial1" style:font-size-complex="18pt" style:language-complex="pt" style:country-complex="PT"/>
    </style:style>
    <style:style style:name="P19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3d34e2" style:font-size-asian="18pt" style:font-size-complex="18pt"/>
    </style:style>
    <style:style style:name="P20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500d21" style:font-size-asian="18pt" style:font-size-complex="18pt"/>
    </style:style>
    <style:style style:name="P21" style:family="paragraph" style:parent-style-name="Heading_20_1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 style:language-complex="pt" style:country-complex="PT"/>
    </style:style>
    <style:style style:name="P22" style:family="paragraph" style:parent-style-name="Heading_20_2">
      <style:paragraph-properties fo:text-align="justify" style:justify-single-word="false"/>
      <style:text-properties officeooo:paragraph-rsid="000ea3a0"/>
    </style:style>
    <style:style style:name="P23" style:family="paragraph" style:parent-style-name="Standard">
      <style:paragraph-properties fo:text-align="justify" style:justify-single-word="false"/>
      <style:text-properties officeooo:paragraph-rsid="005831da"/>
    </style:style>
    <style:style style:name="P24" style:family="paragraph" style:parent-style-name="Title" style:master-page-name="First_20_Page">
      <style:paragraph-properties fo:text-align="justify" style:justify-single-word="false" style:page-number="auto"/>
      <style:text-properties fo:color="#000000" style:font-name="arial" fo:font-size="24pt" officeooo:paragraph-rsid="000ea3a0" style:font-name-asian="Arial1" style:font-size-asian="24pt" style:font-name-complex="Arial1" style:font-size-complex="24pt" style:language-complex="pt" style:country-complex="PT"/>
    </style:style>
    <style:style style:name="P25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0ea3a0" style:font-size-asian="18pt" style:font-size-complex="18pt"/>
    </style:style>
    <style:style style:name="T1" style:family="text">
      <style:text-properties fo:color="#000000"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2" style:family="text">
      <style:text-properties fo:color="#000000"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3" style:family="text">
      <style:text-properties fo:color="#000000" style:font-name="arial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4" style:family="text">
      <style:text-properties fo:color="#000000" style:font-name="arial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5" style:family="text">
      <style:text-properties fo:color="#000000" style:font-name="arial" fo:font-size="12pt" style:text-underline-style="none" officeooo:rsid="00495cb2" style:font-name-asian="Arial1" style:font-size-asian="12pt" style:font-name-complex="Arial1" style:font-size-complex="12pt" style:language-complex="pt" style:country-complex="PT"/>
    </style:style>
    <style:style style:name="T6" style:family="text">
      <style:text-properties fo:color="#000000" style:font-name="arial" fo:font-size="12pt" style:text-underline-style="none" style:font-size-asian="12pt" style:font-size-complex="12pt"/>
    </style:style>
    <style:style style:name="T7" style:family="text">
      <style:text-properties fo:color="#000000" style:font-name="arial" fo:font-size="12pt" style:text-underline-style="none" officeooo:rsid="002cdfe1" style:font-size-asian="12pt" style:font-size-complex="12pt"/>
    </style:style>
    <style:style style:name="T8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9" style:family="text">
      <style:text-properties fo:color="#000000" style:font-name="arial" fo:font-size="12pt" fo:font-weight="bold" officeooo:rsid="001b7398" style:font-name-asian="Arial1" style:font-size-asian="12pt" style:font-weight-asian="bold" style:font-name-complex="Arial1" style:font-size-complex="12pt" style:language-complex="pt" style:country-complex="PT"/>
    </style:style>
    <style:style style:name="T10" style:family="text">
      <style:text-properties fo:color="#000000" style:font-name="arial" fo:font-size="12pt" fo:font-weight="bold" officeooo:rsid="004b2349" style:font-name-asian="Arial1" style:font-size-asian="12pt" style:font-weight-asian="bold" style:font-name-complex="Arial1" style:font-size-complex="12pt" style:language-complex="pt" style:country-complex="PT"/>
    </style:style>
    <style:style style:name="T11" style:family="text">
      <style:text-properties fo:color="#000000" style:font-name="arial" fo:font-size="12pt" fo:font-weight="bold" officeooo:rsid="001a8142" style:font-name-asian="Arial1" style:font-size-asian="12pt" style:font-weight-asian="bold" style:font-name-complex="Arial1" style:font-size-complex="12pt" style:language-complex="pt" style:country-complex="PT"/>
    </style:style>
    <style:style style:name="T12" style:family="text">
      <style:text-properties fo:color="#000000" style:font-name="arial" fo:font-size="12pt" fo:font-weight="bold" officeooo:rsid="002803c2" style:font-name-asian="Arial1" style:font-size-asian="12pt" style:font-weight-asian="bold" style:font-name-complex="Arial1" style:font-size-complex="12pt" style:language-complex="pt" style:country-complex="PT"/>
    </style:style>
    <style:style style:name="T13" style:family="text">
      <style:text-properties fo:color="#000000" style:font-name="arial"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14" style:family="text">
      <style:text-properties fo:color="#000000" style:font-name="arial" fo:font-size="12pt" fo:font-weight="bold" officeooo:rsid="0052edc5" style:font-name-asian="Arial1" style:font-size-asian="12pt" style:font-weight-asian="bold" style:font-name-complex="Arial1" style:font-size-complex="12pt" style:language-complex="pt" style:country-complex="PT"/>
    </style:style>
    <style:style style:name="T15" style:family="text">
      <style:text-properties fo:color="#000000" style:font-name="arial" fo:font-size="12pt" fo:font-weight="bold" officeooo:rsid="00500d21" style:font-name-asian="Arial1" style:font-size-asian="12pt" style:font-weight-asian="bold" style:font-name-complex="Arial1" style:font-size-complex="12pt" style:language-complex="pt" style:country-complex="PT"/>
    </style:style>
    <style:style style:name="T16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7" style:family="text">
      <style:text-properties fo:color="#000000" style:font-name="arial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8" style:family="text">
      <style:text-properties fo:color="#000000" style:font-name="arial" fo:font-size="12pt" fo:font-weight="bold" officeooo:rsid="0052edc5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9" style:family="text">
      <style:text-properties fo:color="#000000" style:font-name="arial"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20" style:family="text">
      <style:text-properties fo:color="#000000" style:font-name="arial" fo:font-size="12pt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1" style:family="text">
      <style:text-properties fo:color="#000000" style:font-name="arial" fo:font-size="12pt" fo:font-weight="normal" officeooo:rsid="0052edc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2" style:family="text">
      <style:text-properties fo:color="#000000" style:font-name="arial"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3" style:family="text">
      <style:text-properties fo:color="#000000" style:font-name="arial" fo:font-size="12pt" style:text-underline-style="solid" style:text-underline-width="auto" style:text-underline-color="font-color" style:font-name-asian="Arial1" style:font-size-asian="12pt" style:font-name-complex="Arial1" style:font-size-complex="12pt" style:language-complex="pt" style:country-complex="PT"/>
    </style:style>
    <style:style style:name="T24" style:family="text">
      <style:text-properties fo:color="#000000" style:font-name="arial" fo:font-size="12pt" style:text-underline-style="solid" style:text-underline-width="auto" style:text-underline-color="font-color" officeooo:rsid="002cdfe1" style:font-name-asian="Arial1" style:font-size-asian="12pt" style:font-name-complex="Arial1" style:font-size-complex="12pt" style:language-complex="pt" style:country-complex="PT"/>
    </style:style>
    <style:style style:name="T25" style:family="text">
      <style:text-properties fo:color="#000000" style:font-name="arial" fo:font-size="12pt" style:text-underline-style="solid" style:text-underline-width="auto" style:text-underline-color="font-color" officeooo:rsid="00047fbc" style:font-name-asian="Arial1" style:font-size-asian="12pt" style:font-name-complex="Arial1" style:font-size-complex="12pt" style:language-complex="pt" style:country-complex="PT"/>
    </style:style>
    <style:style style:name="T2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color="#000000" style:text-underline-style="solid" style:text-underline-width="auto" style:text-underline-color="font-color"/>
    </style:style>
    <style:style style:name="T28" style:family="text">
      <style:text-properties fo:font-variant="normal" fo:text-transform="none" fo:color="#000000" style:font-name="arial" fo:font-size="12pt" fo:letter-spacing="normal" fo:font-style="normal" fo:font-weight="normal" officeooo:rsid="00210946" fo:background-color="#ffffff" loext:char-shading-value="0" style:font-size-asian="12pt" style:font-name-complex="Arial1" style:font-size-complex="12pt" loext:padding="0cm" loext:border="none"/>
    </style:style>
    <style:style style:name="T29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fo:color="#000000" style:font-name="arial" fo:font-size="12pt" fo:letter-spacing="normal" fo:font-style="normal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1" style:family="text">
      <style:text-properties fo:font-variant="normal" fo:text-transform="none" fo:color="#000000" style:font-name="arial" fo:font-size="12pt" fo:letter-spacing="normal" fo:font-style="normal" fo:font-weight="normal" officeooo:rsid="005631c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2" style:family="text">
      <style:text-properties fo:font-variant="normal" fo:text-transform="none" fo:letter-spacing="normal" fo:font-style="normal" fo:font-weight="normal" style:font-name-asian="Arial1" style:font-weight-asian="normal" style:font-name-complex="Arial1" style:language-complex="pt" style:country-complex="PT" style:font-weight-complex="normal"/>
    </style:style>
    <style:style style:name="T33" style:family="text">
      <style:text-properties fo:font-variant="normal" fo:text-transform="none" fo:letter-spacing="normal" fo:font-style="normal" fo:font-weight="normal" officeooo:rsid="00047fbc" style:font-name-asian="Arial1" style:font-weight-asian="normal" style:font-name-complex="Arial1" style:language-complex="pt" style:country-complex="PT" style:font-weight-complex="normal"/>
    </style:style>
    <style:style style:name="T34" style:family="text">
      <style:text-properties fo:font-variant="normal" fo:text-transform="none" fo:font-size="12pt" fo:letter-spacing="normal" fo:font-style="normal" fo:font-weight="normal" officeooo:rsid="003bc01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35" style:family="text">
      <style:text-properties fo:font-variant="normal" fo:text-transform="none" fo:font-size="12pt" fo:letter-spacing="normal" fo:font-style="normal" fo:font-weight="normal" officeooo:rsid="0021094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36" style:family="text">
      <style:text-properties fo:font-variant="normal" fo:text-transform="none" fo:font-size="12pt" fo:letter-spacing="normal" fo:font-style="normal" fo:font-weight="bold" officeooo:rsid="0021094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37" style:family="text">
      <style:text-properties fo:font-variant="normal" fo:text-transform="none" fo:font-size="12pt" fo:letter-spacing="normal" fo:font-style="normal" fo:font-weight="bold" officeooo:rsid="003bc01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38" style:family="text">
      <style:text-properties fo:font-variant="normal" fo:text-transform="none" fo:font-size="12pt" fo:letter-spacing="normal" fo:font-style="normal" fo:font-weight="bold" officeooo:rsid="003adbfd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39" style:family="text">
      <style:text-properties fo:font-weight="bold" style:font-weight-asian="bold" style:font-name-complex="Arial1" style:language-complex="pt" style:country-complex="PT"/>
    </style:style>
    <style:style style:name="T40" style:family="text">
      <style:text-properties fo:font-weight="bold" officeooo:rsid="00222d90" style:font-weight-asian="bold" style:font-name-complex="Arial1" style:language-complex="pt" style:country-complex="PT"/>
    </style:style>
    <style:style style:name="T41" style:family="text">
      <style:text-properties fo:font-weight="bold" officeooo:rsid="00047fbc" style:font-weight-asian="bold" style:font-name-complex="Arial1" style:language-complex="pt" style:country-complex="PT"/>
    </style:style>
    <style:style style:name="T42" style:family="text">
      <style:text-properties fo:font-weight="bold" officeooo:rsid="000ea3a0" style:font-weight-asian="bold" style:font-name-complex="Arial1" style:language-complex="pt" style:country-complex="PT"/>
    </style:style>
    <style:style style:name="T43" style:family="text">
      <style:text-properties fo:font-weight="bold" officeooo:rsid="00390218" style:font-weight-asian="bold" style:font-name-complex="Arial1" style:language-complex="pt" style:country-complex="PT"/>
    </style:style>
    <style:style style:name="T44" style:family="text">
      <style:text-properties fo:font-weight="bold" style:font-name-asian="Arial1" style:font-weight-asian="bold" style:font-name-complex="Arial1" style:language-complex="pt" style:country-complex="PT"/>
    </style:style>
    <style:style style:name="T45" style:family="text">
      <style:text-properties fo:font-weight="bold" officeooo:rsid="00047fbc" style:font-name-asian="Arial1" style:font-weight-asian="bold" style:font-name-complex="Arial1" style:language-complex="pt" style:country-complex="PT"/>
    </style:style>
    <style:style style:name="T46" style:family="text">
      <style:text-properties fo:font-weight="bold" style:font-name-asian="Arial1" style:font-weight-asian="bold" style:font-name-complex="Arial1" style:language-complex="pt" style:country-complex="PT" style:font-weight-complex="bold"/>
    </style:style>
    <style:style style:name="T47" style:family="text">
      <style:text-properties fo:font-weight="bold" officeooo:rsid="0013405f" style:font-name-asian="Arial1" style:font-weight-asian="bold" style:font-name-complex="Arial1" style:language-complex="pt" style:country-complex="PT" style:font-weight-complex="bold"/>
    </style:style>
    <style:style style:name="T48" style:family="text">
      <style:text-properties fo:font-weight="bold" officeooo:rsid="001530fc" style:font-name-asian="Arial1" style:font-weight-asian="bold" style:font-name-complex="Arial1" style:language-complex="pt" style:country-complex="PT" style:font-weight-complex="bold"/>
    </style:style>
    <style:style style:name="T49" style:family="text">
      <style:text-properties fo:font-weight="bold" officeooo:rsid="00169323" style:font-name-asian="Arial1" style:font-weight-asian="bold" style:font-name-complex="Arial1" style:language-complex="pt" style:country-complex="PT" style:font-weight-complex="bold"/>
    </style:style>
    <style:style style:name="T50" style:family="text">
      <style:text-properties fo:font-weight="bold" officeooo:rsid="002d9598" style:font-name-asian="Arial1" style:font-weight-asian="bold" style:font-name-complex="Arial1" style:language-complex="pt" style:country-complex="PT" style:font-weight-complex="bold"/>
    </style:style>
    <style:style style:name="T51" style:family="text">
      <style:text-properties fo:font-weight="bold" officeooo:rsid="0030ced4" style:font-name-asian="Arial1" style:font-weight-asian="bold" style:font-name-complex="Arial1" style:language-complex="pt" style:country-complex="PT" style:font-weight-complex="bold"/>
    </style:style>
    <style:style style:name="T52" style:family="text">
      <style:text-properties fo:font-weight="bold" officeooo:rsid="0033ee90" style:font-name-asian="Arial1" style:font-weight-asian="bold" style:font-name-complex="Arial1" style:language-complex="pt" style:country-complex="PT" style:font-weight-complex="bold"/>
    </style:style>
    <style:style style:name="T53" style:family="text">
      <style:text-properties fo:font-weight="bold" officeooo:rsid="003adbfd" style:font-name-asian="Arial1" style:font-weight-asian="bold" style:font-name-complex="Arial1" style:language-complex="pt" style:country-complex="PT" style:font-weight-complex="bold"/>
    </style:style>
    <style:style style:name="T54" style:family="text">
      <style:text-properties fo:font-weight="bold" officeooo:rsid="00500d21" style:font-name-asian="Arial1" style:font-weight-asian="bold" style:font-name-complex="Arial1" style:language-complex="pt" style:country-complex="PT" style:font-weight-complex="bold"/>
    </style:style>
    <style:style style:name="T55" style:family="text">
      <style:text-properties fo:font-weight="bold" officeooo:rsid="001b7398" style:font-name-asian="Arial1" style:font-weight-asian="bold" style:font-name-complex="Arial1" style:language-complex="pt" style:country-complex="PT"/>
    </style:style>
    <style:style style:name="T56" style:family="text">
      <style:text-properties fo:font-weight="bold" officeooo:rsid="001a8142" style:font-name-asian="Arial1" style:font-weight-asian="bold" style:font-name-complex="Arial1" style:language-complex="pt" style:country-complex="PT"/>
    </style:style>
    <style:style style:name="T57" style:family="text">
      <style:text-properties fo:font-weight="bold" officeooo:rsid="002803c2" style:font-name-asian="Arial1" style:font-weight-asian="bold" style:font-name-complex="Arial1" style:language-complex="pt" style:country-complex="PT"/>
    </style:style>
    <style:style style:name="T58" style:family="text">
      <style:text-properties fo:font-weight="bold" officeooo:rsid="002d9598" style:font-name-asian="Arial1" style:font-weight-asian="bold" style:font-name-complex="Arial1" style:language-complex="pt" style:country-complex="PT"/>
    </style:style>
    <style:style style:name="T59" style:family="text">
      <style:text-properties fo:font-weight="bold" officeooo:rsid="003adbfd" style:font-name-asian="Arial1" style:font-weight-asian="bold" style:font-name-complex="Arial1" style:language-complex="pt" style:country-complex="PT"/>
    </style:style>
    <style:style style:name="T60" style:family="text">
      <style:text-properties fo:font-weight="bold" officeooo:rsid="00500d21" style:font-name-asian="Arial1" style:font-weight-asian="bold" style:font-name-complex="Arial1" style:language-complex="pt" style:country-complex="PT"/>
    </style:style>
    <style:style style:name="T61" style:family="text">
      <style:text-properties fo:font-weight="bold" officeooo:rsid="001530fc" fo:background-color="#ffffff" loext:char-shading-value="0" style:font-name-asian="Arial1" style:font-weight-asian="bold" style:font-name-complex="Arial1" style:language-complex="pt" style:country-complex="PT" style:font-weight-complex="bold"/>
    </style:style>
    <style:style style:name="T62" style:family="text">
      <style:text-properties fo:font-weight="normal" style:font-name-asian="Arial1" style:font-weight-asian="normal" style:font-name-complex="Arial1" style:language-complex="pt" style:country-complex="PT" style:font-weight-complex="normal"/>
    </style:style>
    <style:style style:name="T63" style:family="text">
      <style:text-properties fo:font-weight="normal" officeooo:rsid="001a8142" style:font-name-asian="Arial1" style:font-weight-asian="normal" style:font-name-complex="Arial1" style:language-complex="pt" style:country-complex="PT" style:font-weight-complex="normal"/>
    </style:style>
    <style:style style:name="T64" style:family="text">
      <style:text-properties fo:font-weight="normal" officeooo:rsid="00075bc8" style:font-name-asian="Arial1" style:font-weight-asian="normal" style:font-name-complex="Arial1" style:language-complex="pt" style:country-complex="PT" style:font-weight-complex="normal"/>
    </style:style>
    <style:style style:name="T65" style:family="text">
      <style:text-properties fo:font-weight="normal" officeooo:rsid="0005cd84" style:font-name-asian="Arial1" style:font-weight-asian="normal" style:font-name-complex="Arial1" style:language-complex="pt" style:country-complex="PT" style:font-weight-complex="normal"/>
    </style:style>
    <style:style style:name="T66" style:family="text">
      <style:text-properties fo:font-weight="normal" officeooo:rsid="000ea3a0" style:font-name-asian="Arial1" style:font-weight-asian="normal" style:font-name-complex="Arial1" style:language-complex="pt" style:country-complex="PT" style:font-weight-complex="normal"/>
    </style:style>
    <style:style style:name="T67" style:family="text">
      <style:text-properties fo:font-weight="normal" officeooo:rsid="00125cbe" style:font-name-asian="Arial1" style:font-weight-asian="normal" style:font-name-complex="Arial1" style:language-complex="pt" style:country-complex="PT" style:font-weight-complex="normal"/>
    </style:style>
    <style:style style:name="T68" style:family="text">
      <style:text-properties fo:font-weight="normal" officeooo:rsid="000baeaf" style:font-name-asian="Arial1" style:font-weight-asian="normal" style:font-name-complex="Arial1" style:language-complex="pt" style:country-complex="PT" style:font-weight-complex="normal"/>
    </style:style>
    <style:style style:name="T69" style:family="text">
      <style:text-properties fo:font-weight="normal" officeooo:rsid="002d9598" style:font-name-asian="Arial1" style:font-weight-asian="normal" style:font-name-complex="Arial1" style:language-complex="pt" style:country-complex="PT" style:font-weight-complex="normal"/>
    </style:style>
    <style:style style:name="T70" style:family="text">
      <style:text-properties fo:font-weight="normal" officeooo:rsid="0030ced4" style:font-name-asian="Arial1" style:font-weight-asian="normal" style:font-name-complex="Arial1" style:language-complex="pt" style:country-complex="PT" style:font-weight-complex="normal"/>
    </style:style>
    <style:style style:name="T71" style:family="text">
      <style:text-properties fo:font-weight="normal" officeooo:rsid="0033ee90" style:font-name-asian="Arial1" style:font-weight-asian="normal" style:font-name-complex="Arial1" style:language-complex="pt" style:country-complex="PT" style:font-weight-complex="normal"/>
    </style:style>
    <style:style style:name="T72" style:family="text">
      <style:text-properties fo:font-weight="normal" officeooo:rsid="003adbfd" style:font-name-asian="Arial1" style:font-weight-asian="normal" style:font-name-complex="Arial1" style:language-complex="pt" style:country-complex="PT" style:font-weight-complex="normal"/>
    </style:style>
    <style:style style:name="T73" style:family="text">
      <style:text-properties fo:font-weight="normal" officeooo:rsid="0045a71c" style:font-name-asian="Arial1" style:font-weight-asian="normal" style:font-name-complex="Arial1" style:language-complex="pt" style:country-complex="PT" style:font-weight-complex="normal"/>
    </style:style>
    <style:style style:name="T74" style:family="text">
      <style:text-properties fo:font-weight="normal" officeooo:rsid="00500d21" style:font-name-asian="Arial1" style:font-weight-asian="normal" style:font-name-complex="Arial1" style:language-complex="pt" style:country-complex="PT" style:font-weight-complex="normal"/>
    </style:style>
    <style:style style:name="T75" style:family="text">
      <style:text-properties style:font-name-asian="Arial1" style:font-name-complex="Arial1" style:language-complex="pt" style:country-complex="PT"/>
    </style:style>
    <style:style style:name="T76" style:family="text">
      <style:text-properties officeooo:rsid="0013405f" style:font-name-asian="Arial1" style:font-name-complex="Arial1" style:language-complex="pt" style:country-complex="PT"/>
    </style:style>
    <style:style style:name="T77" style:family="text">
      <style:text-properties officeooo:rsid="001a8142" style:font-name-asian="Arial1" style:font-name-complex="Arial1" style:language-complex="pt" style:country-complex="PT"/>
    </style:style>
    <style:style style:name="T78" style:family="text">
      <style:text-properties officeooo:rsid="0017e9c9" style:font-name-asian="Arial1" style:font-name-complex="Arial1" style:language-complex="pt" style:country-complex="PT"/>
    </style:style>
    <style:style style:name="T79" style:family="text">
      <style:text-properties officeooo:rsid="00169323" style:font-name-asian="Arial1" style:font-name-complex="Arial1" style:language-complex="pt" style:country-complex="PT"/>
    </style:style>
    <style:style style:name="T80" style:family="text">
      <style:text-properties officeooo:rsid="001530fc" style:font-name-asian="Arial1" style:font-name-complex="Arial1" style:language-complex="pt" style:country-complex="PT"/>
    </style:style>
    <style:style style:name="T81" style:family="text">
      <style:text-properties style:font-name-asian="Arial1" style:font-name-complex="Arial1" style:language-complex="pt" style:country-complex="PT" style:font-weight-complex="bold"/>
    </style:style>
    <style:style style:name="T82" style:family="text">
      <style:text-properties officeooo:rsid="001530fc" style:font-name-asian="Arial1" style:font-name-complex="Arial1" style:language-complex="pt" style:country-complex="PT" style:font-weight-complex="bold"/>
    </style:style>
    <style:style style:name="T83" style:family="text">
      <style:text-properties fo:background-color="#ffffff" loext:char-shading-value="0" style:font-name-complex="Arial1"/>
    </style:style>
    <style:style style:name="T84" style:family="text">
      <style:text-properties officeooo:rsid="0013405f" fo:background-color="#ffffff" loext:char-shading-value="0" style:font-name-complex="Arial1"/>
    </style:style>
    <style:style style:name="T85" style:family="text">
      <style:text-properties officeooo:rsid="0017e9c9" fo:background-color="#ffffff" loext:char-shading-value="0" style:font-name-complex="Arial1"/>
    </style:style>
    <style:style style:name="T86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87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88" style:family="text">
      <style:text-properties fo:font-size="12pt" fo:font-weight="bold" officeooo:rsid="0052edc5" style:font-name-asian="Arial1" style:font-size-asian="12pt" style:font-weight-asian="bold" style:font-name-complex="Arial1" style:font-size-complex="12pt" style:language-complex="pt" style:country-complex="PT"/>
    </style:style>
    <style:style style:name="T89" style:family="text">
      <style:text-properties fo:font-size="12pt" fo:font-weight="bold" officeooo:rsid="00500d21" style:font-name-asian="Arial1" style:font-size-asian="12pt" style:font-weight-asian="bold" style:font-name-complex="Arial1" style:font-size-complex="12pt" style:language-complex="pt" style:country-complex="PT"/>
    </style:style>
    <style:style style:name="T90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91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92" style:family="text">
      <style:text-properties fo:font-size="12pt" fo:font-weight="bold" officeooo:rsid="0052edc5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93" style:family="text">
      <style:text-properties fo:font-size="12pt" fo:font-weight="normal" officeooo:rsid="0052edc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94" style:family="text">
      <style:text-properties officeooo:rsid="005831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João Paulo Hotequil</text:p>
      <text:h text:style-name="P22" text:outline-level="2"><text:span text:style-name="T5">Minha página na web: </text:span><text:a xlink:type="simple" xlink:href="https://hotequil.tech/" text:style-name="Internet_20_link" text:visited-style-name="Visited_20_Internet_20_Link"><text:span text:style-name="T26">https://hotequil.tech</text:span></text:a><text:span text:style-name="T5"> (contém alguns links e projetos meus). </text:span><text:span text:style-name="T3">Para informações </text:span><text:span text:style-name="T4">pessoais</text:span><text:span text:style-name="T3">, </text:span><text:span text:style-name="T4">peço que </text:span><text:span text:style-name="T3">favor entr</text:span><text:span text:style-name="T4">e</text:span><text:span text:style-name="T3"> em contato </text:span><text:span text:style-name="T4">comigo </text:span><text:span text:style-name="T3">pelo e</text:span><text:span text:style-name="T2">-mail </text:span><text:a xlink:type="simple" xlink:href="mailto:hotequil@protonmail.com" text:style-name="Internet_20_link" text:visited-style-name="Visited_20_Internet_20_Link"><text:span text:style-name="T24">h</text:span></text:a><text:a xlink:type="simple" xlink:href="mailto:joaohotequil@gmail.com" text:style-name="ListLabel_20_12" text:visited-style-name="ListLabel_20_12"><text:span text:style-name="Internet_20_link"><text:span text:style-name="T23">otequil@</text:span></text:span></text:a><text:a xlink:type="simple" xlink:href="mailto:joaohotequil@gmail.com" text:style-name="ListLabel_20_12" text:visited-style-name="ListLabel_20_12"><text:span text:style-name="Internet_20_link"><text:span text:style-name="T25">protonmail</text:span></text:span></text:a><text:a xlink:type="simple" xlink:href="mailto:joaohotequil@gmail.com" text:style-name="ListLabel_20_12" text:visited-style-name="ListLabel_20_12"><text:span text:style-name="Internet_20_link"><text:span text:style-name="T27">.com</text:span></text:span></text:a><text:span text:style-name="Internet_20_link"><text:span text:style-name="T6">, </text:span></text:span><text:span text:style-name="Internet_20_link"><text:span text:style-name="T7">desde já agradeço</text:span></text:span><text:span text:style-name="Internet_20_link"><text:span text:style-name="T1">. </text:span></text:span></text:h>
      <text:h text:style-name="P21" text:outline-level="1"/>
      <text:h text:style-name="P19" text:outline-level="1"><text:span text:style-name="T40">O que eu tenho a dizer</text:span><text:span text:style-name="T39">:</text:span></text:h>
      <text:p text:style-name="P1"><text:span text:style-name="lt-line-clamp_5f__5f_raw-line"><text:span text:style-name="T28">O meu nome é João Paulo Hotequil, trabalho desde os 14 anos de idade na área de TI, mexendo com hardware, com 16 anos decidi iniciar a jornada nos códigos, criei uma rotina de estudos sólida, com isso consegui o meu primeiro emprego como programador, busco sempre me aperfeiçoar com cursos e certificações que viso e almejo obter para implementar o conhecimento que aprendi onde trabalho e nos meus projetos pessoais. Acredito muito na tecnologia como um meio para descentralização da sociedade, barateamento de custos, geração de empregos e facilitação geral da vida de todos, porém para isso precisamos de pessoas capacitadas, focadas, que saibam trabalhar em </text:span></text:span><text:span text:style-name="T29">equipe, tenham vontade de aprender e compartilhar conhecimento, também que gostem de achar soluções para resolver diferentes problemas, tendo sempre visão na acessibilidade, responsividade, performance, semântica, usabilidade, inclusão e bom design.</text:span></text:p>
      <text:p text:style-name="P5"/>
      <text:h text:style-name="P19" text:outline-level="1"><text:span text:style-name="T43">Formações</text:span><text:span text:style-name="T39">:</text:span></text:h>
      <text:h text:style-name="P20" text:outline-level="1"><text:span text:style-name="lt-line-clamp_5f__5f_raw-line"><text:span text:style-name="T36">[fevereiro de </text:span></text:span><text:span text:style-name="lt-line-clamp_5f__5f_raw-line"><text:span text:style-name="T37">2021</text:span></text:span><text:span text:style-name="lt-line-clamp_5f__5f_raw-line"><text:span text:style-name="T36"> – </text:span></text:span><text:span text:style-name="lt-line-clamp_5f__5f_raw-line"><text:span text:style-name="T37">até o momento</text:span></text:span><text:span text:style-name="lt-line-clamp_5f__5f_raw-line"><text:span text:style-name="T36">] </text:span></text:span><text:span text:style-name="lt-line-clamp_5f__5f_raw-line"><text:span text:style-name="T37">FIAP</text:span></text:span><text:span text:style-name="lt-line-clamp_5f__5f_raw-line"><text:span text:style-name="T36"> | </text:span></text:span><text:span text:style-name="lt-line-clamp_5f__5f_raw-line"><text:span text:style-name="T38">Educação a distância</text:span></text:span><text:span text:style-name="lt-line-clamp_5f__5f_raw-line"><text:span text:style-name="T36">: </text:span></text:span><text:span text:style-name="lt-line-clamp_5f__5f_raw-line"><text:span text:style-name="T34">estou cursando sistemas de informação (bacharelado) em uma graduação online de quatro anos</text:span></text:span><text:span text:style-name="lt-line-clamp_5f__5f_raw-line"><text:span text:style-name="T35">.</text:span></text:span></text:h>
      <text:p text:style-name="P15"><text:span text:style-name="T44">[fevereiro de 2018 – dezembro de 20</text:span><text:span text:style-name="T45">19</text:span><text:span text:style-name="T44">] </text:span><text:span text:style-name="T46">E.E.B. Professor Honório Miranda | Gaspar, Santa Catarina: </text:span><text:span text:style-name="T63">c</text:span><text:span text:style-name="T32">ursei o segundo e terceiro ano do ensino médio.</text:span></text:p>
      <text:p text:style-name="P15"><text:span text:style-name="T44">[fevereiro de 2006 – dezembro de 2017] </text:span><text:span text:style-name="T46">Madre Francisca Lampel | Gaspar, Santa Catarina: </text:span><text:span text:style-name="T63">c</text:span><text:span text:style-name="T33">ursei o ensino fundamental (I e II) e o primeiro ano do ensino médio.</text:span></text:p>
      <text:p text:style-name="P17"/>
      <text:h text:style-name="P25" text:outline-level="1"><text:soft-page-break/><text:span text:style-name="T41">E</text:span><text:span text:style-name="T39">specializações, </text:span><text:span text:style-name="T42">t</text:span><text:span text:style-name="T39">reinamentos e cursos </text:span><text:span text:style-name="T43">(tenho algumas outras certificações que acabei não colocando aqui)</text:span><text:span text:style-name="T39">:</text:span></text:h>
      <text:p text:style-name="P23"><text:span text:style-name="T8">[</text:span><text:span text:style-name="T13">100% concluído</text:span><text:span text:style-name="T8">] </text:span><text:span text:style-name="T19">TestDome </text:span><text:span text:style-name="T16">| </text:span><text:span text:style-name="T17">Educação a distância</text:span><text:span text:style-name="T16">: </text:span><text:span text:style-name="T22">realizei um treinamento com questões sobre Angular</text:span><text:span text:style-name="T16">.</text:span></text:p>
      <text:p text:style-name="P3"><text:span text:style-name="T8">[</text:span><text:span text:style-name="T13">100% concluído</text:span><text:span text:style-name="T8">] </text:span><text:span text:style-name="T14">EW IT</text:span><text:span text:style-name="T15"> </text:span><text:span text:style-name="T17">(</text:span><text:span text:style-name="T18">16</text:span><text:span text:style-name="T17"> horas)</text:span><text:span text:style-name="T16"> | </text:span><text:span text:style-name="T17">Educação a distância</text:span><text:span text:style-name="T16">: </text:span><text:span text:style-name="T21">completei o curso de NodeJS</text:span><text:span text:style-name="T16">.</text:span></text:p>
      <text:p text:style-name="P16"><text:span text:style-name="T44">[</text:span><text:span text:style-name="T59">100% concluído</text:span><text:span text:style-name="T44">] </text:span><text:span text:style-name="T60">FIAP – Nano Courses </text:span><text:span text:style-name="T53">(</text:span><text:span text:style-name="T54">60</text:span><text:span text:style-name="T53"> horas)</text:span><text:span text:style-name="T46"> | </text:span><text:span text:style-name="T53">Educação a distância</text:span><text:span text:style-name="T46">: </text:span><text:span text:style-name="T72">concluí </text:span><text:span text:style-name="T74">o </text:span><text:span text:style-name="T72">curso de </text:span><text:span text:style-name="T74">comunicação e semiótica nos Nano Courses</text:span><text:span text:style-name="T46">.</text:span></text:p>
      <text:p text:style-name="P9"><text:span text:style-name="T44">[</text:span><text:span text:style-name="T59">100% concluído</text:span><text:span text:style-name="T44">] </text:span><text:span text:style-name="T53">Loiane Groner (28 horas)</text:span><text:span text:style-name="T46"> | </text:span><text:span text:style-name="T53">Educação a distância</text:span><text:span text:style-name="T46">: </text:span><text:span text:style-name="T72">concluí um curso de Angular pela plataforma online da Loiane Groner</text:span><text:span text:style-name="T46">.</text:span></text:p>
      <text:p text:style-name="P14"><text:span text:style-name="T44">[</text:span><text:span text:style-name="T58">dezembro</text:span><text:span text:style-name="T44"> de </text:span><text:span text:style-name="T58">2020</text:span><text:span text:style-name="T44"> – </text:span><text:span text:style-name="T58">dezembro</text:span><text:span text:style-name="T44"> de </text:span><text:span text:style-name="T58">2020</text:span><text:span text:style-name="T44">] </text:span><text:span text:style-name="T58">Microsoft</text:span><text:span text:style-name="T46"> </text:span><text:span text:style-name="T47">(</text:span><text:span text:style-name="T50">2</text:span><text:span text:style-name="T47"> horas)</text:span><text:span text:style-name="T46"> | Blumenau, Santa Catarina: </text:span><text:span text:style-name="T69">realizei o exame 70-480 da Microsoft na ProWay com perguntas de HTML5, CSS3 e JavaScript, minha pontuação final foi de 909 pontos</text:span><text:span text:style-name="T46">.</text:span></text:p>
      <text:p text:style-name="P13"><text:span text:style-name="T46">[</text:span><text:span text:style-name="T51">outubro</text:span><text:span text:style-name="T46"> de </text:span><text:span text:style-name="T50">2020</text:span><text:span text:style-name="T46"> – </text:span><text:span text:style-name="T51">outubro</text:span><text:span text:style-name="T46"> de </text:span><text:span text:style-name="T50">2020</text:span><text:span text:style-name="T46">] </text:span><text:span text:style-name="T51">Apex</text:span><text:span text:style-name="T46"> </text:span><text:span text:style-name="T47">(</text:span><text:span text:style-name="T51">3</text:span><text:span text:style-name="T47"> horas)</text:span><text:span text:style-name="T46"> | Blumenau, Santa Catarina: </text:span><text:span text:style-name="T70">participei de um workshop sobre empreendedorismo</text:span><text:span text:style-name="T46">.</text:span></text:p>
      <text:p text:style-name="P13"><text:span text:style-name="T46">[</text:span><text:span text:style-name="T51">outubro</text:span><text:span text:style-name="T46"> de </text:span><text:span text:style-name="T50">2020</text:span><text:span text:style-name="T46"> – </text:span><text:span text:style-name="T51">outubro</text:span><text:span text:style-name="T46"> de </text:span><text:span text:style-name="T50">2020</text:span><text:span text:style-name="T46">] </text:span><text:span text:style-name="T51">Apex</text:span><text:span text:style-name="T46"> </text:span><text:span text:style-name="T47">(</text:span><text:span text:style-name="T51">3</text:span><text:span text:style-name="T47"> horas)</text:span><text:span text:style-name="T46"> | Blumenau, Santa Catarina: </text:span><text:span text:style-name="T70">participei de um workshop sobre planejamento de carreira</text:span><text:span text:style-name="T46">.</text:span></text:p>
      <text:p text:style-name="P12"><text:span text:style-name="T46">[</text:span><text:span text:style-name="T52">novembro</text:span><text:span text:style-name="T46"> de 2019 – </text:span><text:span text:style-name="T52">novembro</text:span><text:span text:style-name="T46"> de 2019] </text:span><text:span text:style-name="T52">Front in Floripa</text:span><text:span text:style-name="T46"> </text:span><text:span text:style-name="T47">(</text:span><text:span text:style-name="T52">8</text:span><text:span text:style-name="T47"> horas)</text:span><text:span text:style-name="T46"> | </text:span><text:span text:style-name="T52">Florianópolis</text:span><text:span text:style-name="T46">, Santa Catarina: </text:span><text:span text:style-name="T71">participei do evento Front in Floripa</text:span><text:span text:style-name="T46">.</text:span></text:p>
      <text:p text:style-name="P11"><text:span text:style-name="T44">[janeiro de 2019 – junho de 2019]</text:span><text:span text:style-name="T75"> </text:span><text:span text:style-name="T46">Apex </text:span><text:span text:style-name="T47">(180 horas)</text:span><text:span text:style-name="T46"> | Blumenau, Santa Catarina: </text:span><text:span text:style-name="T63">t</text:span><text:span text:style-name="T62">reinamento de alta performance de desenvolvimento e programação </text:span><text:span text:style-name="T64">f</text:span><text:span text:style-name="T62">ront-end </text:span><text:span text:style-name="T65">usando</text:span><text:span text:style-name="T62"> HTML5, CSS3 </text:span><text:span text:style-name="T66">(SASS e SCSS)</text:span><text:span text:style-name="T62">, JavaScript, TypeScript, testes, Angular 6, ReactJS, VueJS, Git </text:span><text:span text:style-name="T65">e </text:span><text:span text:style-name="T62">GitHub, </text:span><text:span text:style-name="T65">W</text:span><text:span text:style-name="T62">ebpack </text:span><text:span text:style-name="T65">e</text:span><text:span text:style-name="T62"> Gulp</text:span><text:span text:style-name="T46">.</text:span></text:p>
      <text:p text:style-name="P11"><text:span text:style-name="T44">[dezembro de 2018 - dezembro de 2018]</text:span><text:span text:style-name="T75"> </text:span><text:span text:style-name="T46">Apex </text:span><text:span text:style-name="T47">(16 horas)</text:span><text:span text:style-name="T46"> | Blumenau, Santa Catarina: </text:span><text:span text:style-name="T63">tr</text:span><text:span text:style-name="T62">einamento de alta performance de </text:span><text:span text:style-name="T67">l</text:span><text:span text:style-name="T62">ógica de </text:span><text:span text:style-name="T67">p</text:span><text:span text:style-name="T62">rogramação </text:span><text:span text:style-name="T68">sobre</text:span><text:span text:style-name="T62"> boas práticas, manipulação de textos, criação de objetos, armazenamento de dados em listas e tópicos avançados </text:span><text:span text:style-name="T67">da linguagem</text:span><text:span text:style-name="T62">.</text:span></text:p>
      <text:p text:style-name="P10"><text:span text:style-name="T44">[dezembro de 2018 - dezembro de 2018]</text:span><text:span text:style-name="T75"> </text:span><text:span text:style-name="T46">Apex </text:span><text:span text:style-name="T47">(16 horas)</text:span><text:span text:style-name="T46"> | Blumenau, Santa Catarina: </text:span><text:span text:style-name="T63">t</text:span><text:span text:style-name="T62">reinamento</text:span><text:span text:style-name="T75"> de alta performance de </text:span><text:span text:style-name="T76">b</text:span><text:span text:style-name="T75">anco de </text:span><text:span text:style-name="T76">d</text:span><text:span text:style-name="T75">ados </text:span><text:span text:style-name="T76">sobre</text:span><text:span text:style-name="T75"> </text:span><text:span text:style-name="T83">instalação, configuração, conceitos básicos, comandos para manipulação de tabelas, texto </text:span><text:span text:style-name="T84">e</text:span><text:span text:style-name="T83"> data, operadores, </text:span><text:span text:style-name="T84">funções </text:span><text:span text:style-name="T83">básicas </text:span><text:span text:style-name="T84">e intermediárias</text:span><text:span text:style-name="T83">, normalização de dados, relacionamento entre tabelas, </text:span><text:span text:style-name="T84">unificação de </text:span><text:span text:style-name="T83">tabelas, realização de consultas, criação de views, indexação de tabelas, backup d</text:span><text:span text:style-name="T84">e</text:span><text:span text:style-name="T83"> dados e restaura</text:span><text:span text:style-name="T84">ção</text:span><text:span text:style-name="T83"> </text:span><text:span text:style-name="T84">d</text:span><text:span text:style-name="T83">as informações da base através do backup</text:span><text:span text:style-name="T75">.</text:span></text:p>
      <text:p text:style-name="P9"><text:soft-page-break/><text:span text:style-name="T44">[100% concluído]</text:span><text:span text:style-name="T75"> </text:span><text:span text:style-name="T46">Udemy </text:span><text:span text:style-name="T48">(</text:span><text:span text:style-name="T61">54 horas</text:span><text:span text:style-name="T48">)</text:span><text:span text:style-name="T46"> | </text:span><text:span text:style-name="T53">Educação a distância</text:span><text:span text:style-name="T46">:</text:span><text:span text:style-name="T75"> </text:span><text:span text:style-name="T77">t</text:span><text:span text:style-name="T75">reinamento básico de desenvolvimento e programação </text:span><text:span text:style-name="T78">f</text:span><text:span text:style-name="T75">ront-end </text:span><text:span text:style-name="T78">utilizando</text:span><text:span text:style-name="T75"> </text:span><text:span text:style-name="T83">HTML5, CSS3 </text:span><text:span text:style-name="T85">e</text:span><text:span text:style-name="T83"> J</text:span><text:span text:style-name="T85">ava</text:span><text:span text:style-name="T83">S</text:span><text:span text:style-name="T85">cript</text:span><text:span text:style-name="T83"> e</text:span><text:span text:style-name="T85">m cinco</text:span><text:span text:style-name="T83"> </text:span><text:span text:style-name="T85">p</text:span><text:span text:style-name="T83">rojetos.</text:span></text:p>
      <text:p text:style-name="P9"><text:span text:style-name="T44">[100% concluído]</text:span><text:span text:style-name="T75"> </text:span><text:span text:style-name="T46">Udemy </text:span><text:span text:style-name="T49">(10 horas)</text:span><text:span text:style-name="T46"> | </text:span><text:span text:style-name="T53">Educação a distância</text:span><text:span text:style-name="T46">:</text:span><text:span text:style-name="T75"> </text:span><text:span text:style-name="T77">t</text:span><text:span text:style-name="T75">reinamento básico de inglês </text:span><text:span text:style-name="T79">sobre</text:span><text:span text:style-name="T75"> </text:span><text:span text:style-name="T79">metodologia </text:span><text:span text:style-name="T75">para ser fluente.</text:span><text:bookmark text:name="_GoBack"/></text:p>
      <text:p text:style-name="P8"><text:span text:style-name="T44">[setembro de 2018 – fevereiro de 2019]</text:span><text:span text:style-name="T75"> </text:span><text:span text:style-name="T46">Instituto Mix </text:span><text:span text:style-name="T48">(96 horas)</text:span><text:span text:style-name="T46"> | Gaspar, Santa Catarina:</text:span><text:span text:style-name="T75"> </text:span><text:span text:style-name="T63">t</text:span><text:span text:style-name="T62">reinamento</text:span><text:span text:style-name="T75"> básico de </text:span><text:span text:style-name="T80">m</text:span><text:span text:style-name="T75">ontagem e </text:span><text:span text:style-name="T80">m</text:span><text:span text:style-name="T75">anutenção </text:span><text:span text:style-name="T80">de</text:span><text:span text:style-name="T75"> hardware e redes.</text:span></text:p>
      <text:p text:style-name="P8"><text:span text:style-name="T44">[maio de 2017 – outubro de 2018]</text:span><text:span text:style-name="T75"> </text:span><text:span text:style-name="T46">GERAR </text:span><text:span text:style-name="T48">(1280 horas)</text:span><text:span text:style-name="T46"> | Gaspar e Blumenau, Santa Catarina: </text:span><text:span text:style-name="T63">c</text:span><text:span text:style-name="T62">urso</text:span><text:span text:style-name="T81"> de </text:span><text:span text:style-name="T82">a</text:span><text:span text:style-name="T81">dministração como menor aprendiz.</text:span></text:p>
      <text:p text:style-name="P4"/>
      <text:p text:style-name="P18">Experiência:</text:p>
      <text:p text:style-name="P2"><text:span text:style-name="T8">[</text:span><text:span text:style-name="T10">outubro </text:span><text:span text:style-name="T8">de </text:span><text:span text:style-name="T9">202</text:span><text:span text:style-name="T10">1</text:span><text:span text:style-name="T8"> – </text:span><text:span text:style-name="T10">até o momento</text:span><text:span text:style-name="T8">] </text:span><text:span text:style-name="T11">Desenvolvedor front-end</text:span><text:span text:style-name="T8"> | </text:span><text:span text:style-name="T10">Performa_IT</text:span><text:span text:style-name="T8">: </text:span><text:span text:style-name="T30">Trabalho atualmente como desenvolvedor front-end</text:span><text:span text:style-name="T20">.</text:span></text:p>
      <text:p text:style-name="P2"><text:span text:style-name="T8">[</text:span><text:span text:style-name="T9">janeiro</text:span><text:span text:style-name="T8"> de </text:span><text:span text:style-name="T9">2020</text:span><text:span text:style-name="T8"> – </text:span><text:span text:style-name="T10">setembro de 2021</text:span><text:span text:style-name="T8">] </text:span><text:span text:style-name="T11">Desenvolvedor front-end</text:span><text:span text:style-name="T8"> | </text:span><text:span text:style-name="T11">Velow </text:span><text:span text:style-name="T12">Sistemas</text:span><text:span text:style-name="T8">: </text:span><text:span text:style-name="T30">Trabalh</text:span><text:span text:style-name="T31">ei </text:span><text:span text:style-name="T30">como desenvolvedor front-end criando e dando manutenção em aplicações web utilizando tecnologicas como HTML, CSS, SASS, JavaScript, TypeScript, jQuery, NPM, Git, Material Design, Web Socket, Firebase Web Push Notifications, Service Worker, RxJS, AngularJS e Angular, também ajudei na iniciativa da implementação do HTTP2, na criação de uma Angular Library e auxiliando novos colegas de time</text:span><text:span text:style-name="T20">.</text:span></text:p>
      <text:p text:style-name="P7"><text:span text:style-name="T44">[maio de </text:span><text:span text:style-name="T56">2019</text:span><text:span text:style-name="T44"> – </text:span><text:span text:style-name="T55">dezembro de 2019</text:span><text:span text:style-name="T44">] </text:span><text:span text:style-name="T56">Estagiário de programação</text:span><text:span text:style-name="T44"> | </text:span><text:span text:style-name="T56">Velow </text:span><text:span text:style-name="T57">Sistemas</text:span><text:span text:style-name="T44">: </text:span><text:span text:style-name="T63">a</text:span><text:span text:style-name="T62">tuei como estagiário de programação </text:span><text:span text:style-name="T73">no time de front-end</text:span><text:span text:style-name="T62">, </text:span><text:span text:style-name="T73">após isso </text:span><text:span text:style-name="T62">consegui ser efetivado.</text:span></text:p>
      <text:p text:style-name="P6"><text:span text:style-name="T44">[maio de 2017 – outubro de 2018] Auxiliar de TI | Fazzenda Park Hotel: </text:span><text:span text:style-name="T63">e</text:span><text:span text:style-name="T62">u era um menor aprendiz, com 14 anos, tive muitas responsabilidades e ordens de serviço para fazer, ganhei muita experiência na parte de infra e suporte na área de TI.</text:span></text:p>
      <text:p text:style-name="P5"><text:span text:style-name="T44">[junho de 2016 – janeiro de 2017] </text:span><text:span text:style-name="T56">Apresentador de rádio</text:span><text:span text:style-name="T44"> | Rádio Sentinela do Vale: </text:span><text:span text:style-name="T63">t</text:span><text:span text:style-name="T62">rabalhei com meu potencial de comunicação na rádio, apresentava um programa de entretenimento, chamado Variedades, junto de um colega, não trabalhei de carteira assinad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353cm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4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353cm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Informações_20_de_20_Contacto" style:display-name="Informações de Contacto" style:family="paragraph" style:parent-style-name="Standard" style:default-outline-level="">
      <style:paragraph-properties fo:margin-top="0.282cm" fo:margin-bottom="1.199cm" loext:contextual-spacing="false" fo:line-height="100%"/>
      <style:text-properties fo:color="#25c0d5" style:font-name="Arial" fo:font-family="Arial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cm" fo:margin-bottom="0.282cm" loext:contextual-spacing="tru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color="#25c0d5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151c3a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color="#25c0d5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5_20_Char" style:display-name="Título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lt-line-clamp_5f__5f_raw-line" style:display-name="lt-line-clamp__raw-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25c0d5"/>
    </style:style>
    <style:style style:name="ListLabel_20_11" style:display-name="ListLabel 11" style:family="text">
      <style:text-properties fo:color="#000000" fo:font-size="12pt" style:text-underline-style="non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fo:color="#0d0d0d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13cm" fo:margin-bottom="1.702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13cm" fo:margin-bottom="2.54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98</meta:editing-cycles>
    <meta:print-date>2019-02-01T12:54:00</meta:print-date>
    <meta:creation-date>2018-01-13T12:08:00</meta:creation-date>
    <dc:date>2022-01-24T20:36:13.771194707</dc:date>
    <meta:editing-duration>PT10H9M31S</meta:editing-duration>
    <meta:generator>LibreOffice/6.4.7.2$Linux_X86_64 LibreOffice_project/40$Build-2</meta:generator>
    <meta:document-statistic meta:table-count="0" meta:image-count="0" meta:object-count="0" meta:page-count="3" meta:paragraph-count="30" meta:word-count="858" meta:character-count="5700" meta:non-whitespace-character-count="48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